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7" style:family="paragraph" style:parent-style-name="Standard" style:master-page-name="Standard">
      <style:paragraph-properties fo:text-align="center" style:justify-single-word="false" style:page-number="auto"/>
    </style:style>
    <style:style style:name="P8" style:family="paragraph" style:parent-style-name="Standard">
      <style:paragraph-properties fo:background-color="transparent">
        <style:background-image/>
      </style:paragraph-properties>
      <style:text-properties fo:font-weight="normal" style:font-weight-asian="normal" style:font-weight-complex="normal"/>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fo:color="#000000" style:font-name="Times New Roman" fo:font-size="12pt" fo:background-color="#ffffff" style:font-name-asian="Consolas" style:font-size-asian="12pt" style:font-name-complex="Consolas" style:font-size-complex="12pt"/>
    </style:style>
    <style:style style:name="T5"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Root Cause Analysis</text:span></text:p>
      <text:p text:style-name="Standard"><text:span text:style-name="T2">Points possible:</text:span> 5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Critical Thinking</text:p>
          </table:table-cell>
          <table:table-cell table:style-name="Table1.A1" office:value-type="string">
            <text:p text:style-name="Standard">Student identifies difficulties and blockers met during the week’s project and shows an understanding of why they occurred. Student exhibits problem solving skills by following the problem to the root cause and identifying solutions to overcome the problem.</text:p>
          </table:table-cell>
          <table:table-cell table:style-name="Table1.A1" office:value-type="string">
            <text:p text:style-name="P2">34</text:p>
          </table:table-cell>
        </table:table-row>
        <table:table-row table:style-name="Table1.1">
          <table:table-cell table:style-name="Table1.A1" office:value-type="string">
            <text:p text:style-name="Standard">Citations</text:p>
          </table:table-cell>
          <table:table-cell table:style-name="Table1.A1" office:value-type="string">
            <text:p text:style-name="Standard">Student references sources used to overcome the issues outlined.</text:p>
          </table:table-cell>
          <table:table-cell table:style-name="Table1.A1" office:value-type="string">
            <text:p text:style-name="P2">33</text:p>
          </table:table-cell>
        </table:table-row>
        <table:table-row table:style-name="Table1.1">
          <table:table-cell table:style-name="Table1.A1" office:value-type="string">
            <text:p text:style-name="Standard">Organization</text:p>
          </table:table-cell>
          <table:table-cell table:style-name="Table1.A1" office:value-type="string">
            <text:p text:style-name="Standard">Thoughts are concise and clear.</text:p>
          </table:table-cell>
          <table:table-cell table:style-name="Table1.A1" office:value-type="string">
            <text:p text:style-name="P2">33</text:p>
          </table:table-cell>
        </table:table-row>
      </table:table>
      <text:p text:style-name="Standard"/>
      <text:p text:style-name="Standard"><text:span text:style-name="T2">Instructions:</text:span> Identify difficulties, errors, or mistakes made this week. Ponder and research the root cause for these issues. Write what you learned from them. Push this document to your GitHub repository for this week. Lastly, in the Learning Management System, click the “Add Submission” button and paste the URL to your GitHub repository. </text:p>
      <text:p text:style-name="Standard"><text:span text:style-name="T2">Difficulties, Errors, or Mistakes:</text:span></text:p>
      <text:p text:style-name="P8">A big issue I was having early on in the week was understanding how to properly set up relationships between my classes in the JPA. In particular I was struggling with my many-to-many relationship. Once these issues were fixed I <text:span text:style-name="T5">was having trouble figuring out where to house some logic for a few different methods I was working on, such as </text:span><text:span text:style-name="T4">the suggestByGenreId method in the MediaService class, and the calculateAvgRating method in the ReviewService class.</text:span></text:p>
      <text:p text:style-name="P5"><text:span text:style-name="T2">Root Cause:</text:span></text:p>
      <text:p text:style-name="P4">I discovered the cause for the relational issues I was having stemmed from not properly defining the join table annotations. In regards to the second difficulty listed, I was stuck in a way of thinking about a method and wouldn't allow myself to think differently.</text:p>
      <text:p text:style-name="Standard"><text:span text:style-name="T2">What did you learn from these issues?</text:span></text:p>
      <text:p text:style-name="P4">From these issues I learned how valuable finding and studying similar examples can be to figuring out my own issues, particularly with the first issue. From the second issue I learned that <text:soft-page-break/>seeking the perspective and <text:s/>thoughts of someone outside of this project can yield new ways of thinking.</text:p>
      <text:p text:style-name="Standard"><text:span text:style-name="T2">References:</text:span></text:p>
      <text:p text:style-name="P3"><text:a xlink:type="simple" xlink:href="https://www.infoworld.com/article/3387643/java-persistence-with-jpa-and-hibernate-part-2-many-to-many-relationships.html" text:style-name="Internet_20_link" text:visited-style-name="Visited_20_Internet_20_Link"><text:span text:style-name="T3">https://www.infoworld.com/article/3387643/java-persistence-with-jpa-and-hibernate-part-2-many-to-many-relationships.html</text:span></text:a></text:p>
      <text:p text:style-name="P3"><text:a xlink:type="simple" xlink:href="https://www.infoworld.com/article/3373652/java-persistence-with-jpa-and-hibernate-part-1-entities-and-relationships.html" text:style-name="Internet_20_link" text:visited-style-name="Visited_20_Internet_20_Link"><text:span text:style-name="T3">https://www.infoworld.com/article/3373652/java-persistence-with-jpa-and-hibernate-part-1-entities-and-relationships.html</text:span></text:a></text:p>
      <text:p text:style-name="P3"><text:a xlink:type="simple" xlink:href="https://www.infoworld.com/article/3379043/what-is-jpa-introduction-to-the-java-persistence-api.html" text:style-name="Internet_20_link" text:visited-style-name="Visited_20_Internet_20_Link"><text:span text:style-name="T3">https://www.infoworld.com/article/3379043/what-is-jpa-introduction-to-the-java-persistence-api.html</text:span></text:a></text:p>
      <text:p text:style-name="P4">https://stackoverflow.com/questions/1279613/what-is-an-orm-how-does-it-work-and-how-should-i-use-one</text:p>
      <text:p text:style-name="Standard"><text:span text:style-name="T2">URL to GitHub Repository:</text:span></text:p>
      <text:p text:style-name="P4">https://github.com/Colin-Cramer/Multimedia-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2T00:08:00</meta:creation-date>
    <meta:initial-creator>Nick Suwyn</meta:initial-creator>
    <meta:generator>OpenOffice/4.1.7$Win32 OpenOffice.org_project/417m1$Build-9800</meta:generator>
    <dc:date>2020-10-13T19:33:50.22</dc:date>
    <dc:creator>Colin Cramer</dc:creator>
    <meta:editing-duration>PT43M29S</meta:editing-duration>
    <meta:editing-cycles>2</meta:editing-cycles>
    <meta:document-statistic meta:table-count="1" meta:image-count="0" meta:object-count="0" meta:page-count="2" meta:paragraph-count="28" meta:word-count="316" meta:character-count="2424"/>
  </office:meta>
</office:document-meta>
</file>